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1.11528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2" text:anchor-type="as-char" svg:x="0in" svg:y="0in" svg:width="6.26806in" svg:height="2.08125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olagani, Kavitha Lakshmi</meta:initial-creator>
    <dc:creator>Golagani, Kavitha Lakshmi</dc:creator>
    <meta:creation-date>2022-08-19T16:12:00Z</meta:creation-date>
    <dc:date>2022-08-19T16:13:00Z</dc:date>
    <meta:template xlink:href="Normal.dotm" xlink:type="simple"/>
    <meta:editing-cycles>1</meta:editing-cycles>
    <meta:editing-duration>PT60S</meta:editing-duration>
    <meta:document-statistic meta:page-count="1" meta:paragraph-count="1" meta:word-count="0" meta:character-count="3" meta:row-count="1" meta:non-whitespace-character-count="3"/>
  </office:meta>
</office:document-meta>
</file>